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040" officeooo:paragraph-rsid="0010c040"/>
    </style:style>
    <style:style style:name="P2" style:family="paragraph" style:parent-style-name="Standard">
      <style:text-properties officeooo:rsid="0013a93b" officeooo:paragraph-rsid="0013a93b"/>
    </style:style>
    <style:style style:name="P3" style:family="paragraph" style:parent-style-name="Standard">
      <style:text-properties officeooo:rsid="0013a93b" officeooo:paragraph-rsid="0013a93b"/>
    </style:style>
    <style:style style:name="T1" style:family="text">
      <style:text-properties officeooo:rsid="0014f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solución ideal para el problema sería eliminar el imán y tener un escudo magnético muy grande.</text:p>
      <text:p text:style-name="P1">--------------------------------------------</text:p>
      <text:p text:style-name="P1">Existen restricciones como requerimientos de la ESA para tener que estabilizar el satélite hasta una velocidad de giro menor de 3º/s.</text:p>
      <text:p text:style-name="P1"/>
      <text:p text:style-name="P1">Lo más sencillo sería aumentar el escudo magnético lo más grande posible. Ir quitando posibles fuentes conlleva el peligro de tener fuentes desconocidas que sigan perturbando las medidas magnéticas.</text:p>
      <text:p text:style-name="P1"/>
      <text:p text:style-name="P1">Se podría eliminar una de las payloads y quedarnos con una que funcione al 100%</text:p>
      <text:p text:style-name="P1"/>
      <text:p text:style-name="P1">--------------------------------------------</text:p>
      <text:p text:style-name="P1"/>
      <text:p text:style-name="P2">hacerlo girar muy rapido y que se cocine por todos lados</text:p>
      <text:p text:style-name="P2"/>
      <text:p text:style-name="P2">arduinos que regule<text:span text:style-name="T1">n</text:span> la temperatura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8:59:20.242931452</meta:creation-date>
    <dc:date>2023-01-13T12:28:51.499345675</dc:date>
    <meta:editing-duration>PT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0" meta:character-count="686" meta:non-whitespace-character-count="594"/>
  </office:meta>
</office:document-meta>
</file>